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0A0742776B83F5A9A11.png" manifest:media-type="image/png"/>
  <manifest:file-entry manifest:full-path="Pictures/10000201000004CF00000447717E8C1DF6515F3B.png" manifest:media-type="image/png"/>
  <manifest:file-entry manifest:full-path="Pictures/100002010000087D000005C7AE8D390F057B76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D050000L" svg:font-family="D050000L" style:font-pitch="variable"/>
    <style:font-face style:name="Purisa" svg:font-family="Purisa" style:font-pitch="variable"/>
    <style:font-face style:name="Ubuntu Condensed" svg:font-family="'Ubuntu Condensed'" style:font-pitch="variable"/>
    <style:font-face style:name="Z003" svg:font-family="Z003" style:font-pitch="variable"/>
    <style:font-face style:name="aakar" svg:font-family="aakar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757cm, 14.358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86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1.705cm, 22.039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2cm, 0cm, 0.67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12" style:family="graphic" style:parent-style-name="objectwithoutfill">
      <style:graphic-properties draw:stroke="solid" svg:stroke-width="0.081cm" svg:stroke-color="#ff0000" draw:marker-start="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draw:stroke-dash="Long_20_Dot" svg:stroke-width="0.106cm" svg:stroke-color="#ff0000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style:font-name="Z003" fo:font-size="20pt" fo:font-weight="bold" style:font-size-asian="20pt" style:font-size-complex="20pt"/>
    </style:style>
    <style:style style:name="P2" style:family="paragraph">
      <loext:graphic-properties draw:fill="none" draw:fill-color="#ffffff"/>
      <style:text-properties fo:color="#000000" style:font-name="Z003" fo:font-size="20pt" fo:font-weight="bold" style:font-size-asian="20pt" style:font-size-complex="20pt"/>
    </style:style>
    <style:style style:name="P3" style:family="paragraph">
      <style:text-properties fo:color="#355269" style:font-name="Z003" fo:font-weight="bold"/>
    </style:style>
    <style:style style:name="P4" style:family="paragraph">
      <loext:graphic-properties draw:fill="none" draw:fill-color="#ffffff"/>
      <style:text-properties fo:color="#355269" style:font-name="Z003" fo:font-weight="bold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color="#000000" style:font-name="Ubuntu Condensed" fo:font-size="34pt" fo:font-weight="bold" style:font-size-asian="34pt" style:font-size-complex="34pt"/>
    </style:style>
    <style:style style:name="P11" style:family="paragraph">
      <loext:graphic-properties draw:fill="none" draw:fill-color="#ffffff"/>
      <style:text-properties fo:color="#000000" style:font-name="Ubuntu Condensed" fo:font-size="34pt" fo:font-weight="bold" style:font-size-asian="34pt" style:font-size-complex="34pt"/>
    </style:style>
    <style:style style:name="P12" style:family="paragraph">
      <style:text-properties fo:color="#383d3c" style:font-name="Z003" fo:font-size="34pt" fo:font-weight="bold" style:font-size-asian="34pt" style:font-size-complex="34pt"/>
    </style:style>
    <style:style style:name="P13" style:family="paragraph">
      <loext:graphic-properties draw:fill="none" draw:fill-color="#ffffff"/>
      <style:text-properties fo:color="#383d3c" style:font-name="Z003" fo:font-size="34pt" fo:font-weight="bold" style:font-size-asian="34pt" style:font-size-complex="34pt"/>
    </style:style>
    <style:style style:name="P14" style:family="paragraph">
      <style:paragraph-properties fo:margin-top="0cm" fo:margin-bottom="0cm"/>
      <style:text-properties fo:color="#383d3c" style:font-name="Z003" fo:font-size="34pt" fo:font-weight="bold" style:font-size-asian="34pt" style:font-size-complex="34pt"/>
    </style:style>
    <style:style style:name="P15" style:family="paragraph">
      <loext:graphic-properties draw:fill="none" draw:fill-color="#ffffff"/>
      <style:paragraph-properties fo:margin-top="0cm" fo:margin-bottom="0cm"/>
      <style:text-properties fo:color="#383d3c" style:font-name="Z003" fo:font-size="34pt" fo:font-weight="bold" style:font-size-asian="34pt" style:font-size-complex="34pt"/>
    </style:style>
    <style:style style:name="P1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color="#c9211e" fo:font-size="46pt" style:font-size-asian="46pt" style:font-size-complex="46pt"/>
    </style:style>
    <style:style style:name="T5" style:family="text">
      <style:text-properties fo:color="#383d3c"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2" draw:layer="layout" svg:width="4.08cm" svg:height="0.958cm" svg:x="3.54cm" svg:y="1.328cm">
              <draw:text-box>
                <text:p text:style-name="P1"><text:span text:style-name="T1">The Li Lab</text:span></text:p>
              </draw:text-box>
            </draw:frame>
            <draw:frame draw:style-name="gr2" draw:text-style-name="P4" draw:layer="layout" svg:width="4.302cm" svg:height="0.886cm" svg:x="3.248cm" svg:y="0.619cm">
              <draw:text-box>
                <text:p text:style-name="P3">Single Molecule</text:p>
              </draw:text-box>
            </draw:frame>
          </draw:g>
        </draw:g>
        <draw:frame draw:name="圖片 9" draw:style-name="gr3" draw:text-style-name="P5" draw:layer="layout" svg:width="16.763cm" svg:height="8.127cm" svg:x="0.762cm" svg:y="4.827cm">
          <draw:image xlink:href="Pictures/100002010000087D000005C7AE8D390F057B76DC.png" xlink:type="simple" xlink:show="embed" xlink:actuate="onLoad" loext:mime-type="image/png">
            <text:p/>
          </draw:image>
        </draw:frame>
        <draw:custom-shape draw:name="TextBox 7_0" draw:style-name="gr4" draw:text-style-name="P7" draw:layer="layout" svg:width="1.435cm" svg:height="1.013cm" svg:x="13.404cm" svg:y="8.721cm">
          <text:p text:style-name="P6"><text:span text:style-name="T2">(</text:span><text:span text:style-name="T2">B</text:span><text:span text:style-name="T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112_0" draw:style-name="gr5" draw:text-style-name="P5" draw:layer="layout" svg:width="9.838cm" svg:height="6.35cm" svg:x="17.732cm" svg:y="7.367cm">
            <draw:image xlink:href="Pictures/10000201000004CF00000447717E8C1DF6515F3B.png" xlink:type="simple" xlink:show="embed" xlink:actuate="onLoad" loext:mime-type="image/png">
              <text:p/>
            </draw:image>
          </draw:frame>
          <draw:frame draw:name="圖片 9_0" draw:style-name="gr6" draw:text-style-name="P5" draw:layer="layout" svg:width="11.224cm" svg:height="2.539cm" svg:x="17.732cm" svg:y="4.827cm">
            <draw:image xlink:href="Pictures/100002010000087D000005C7AE8D390F057B76D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8" draw:text-style-name="P9" draw:layer="layout" svg:width="10.922cm" svg:height="2.62cm" svg:x="0.508cm" svg:y="10.334cm">
            <draw:image xlink:href="Pictures/10000000000001B8000000A0742776B83F5A9A11.png" xlink:type="simple" xlink:show="embed" xlink:actuate="onLoad" loext:mime-type="image/png">
              <text:p/>
            </draw:image>
          </draw:frame>
          <draw:frame draw:style-name="gr9" draw:text-style-name="P11" draw:layer="layout" svg:width="5.739cm" svg:height="2.067cm" svg:x="12.041cm" svg:y="10.468cm">
            <draw:text-box>
              <text:p text:style-name="P10"><text:span text:style-name="T3">T</text:span><text:span text:style-name="T3">h</text:span><text:span text:style-name="T3">e </text:span><text:span text:style-name="T4">L</text:span><text:span text:style-name="T4">i </text:span><text:span text:style-name="T3">L</text:span><text:span text:style-name="T3">a</text:span><text:span text:style-name="T3">b</text:span></text:p>
            </draw:text-box>
          </draw:frame>
          <draw:g>
            <draw:frame draw:style-name="gr10" draw:text-style-name="P13" draw:layer="layout" svg:width="7.366cm" svg:height="1.449cm" svg:x="17.572cm" svg:y="10.306cm">
              <draw:text-box>
                <text:p text:style-name="P12"><text:span text:style-name="T5">Single Molecule</text:span></text:p>
              </draw:text-box>
            </draw:frame>
            <draw:frame draw:style-name="gr11" draw:text-style-name="P15" draw:layer="layout" svg:width="5.334cm" svg:height="1.449cm" svg:x="18.588cm" svg:y="11.501cm">
              <draw:text-box>
                <text:p text:style-name="P14"><text:span text:style-name="T5">Techniques</text:span></text:p>
              </draw:text-box>
            </draw:frame>
          </draw:g>
          <draw:line draw:style-name="gr12" draw:text-style-name="P16" draw:layer="layout" svg:x1="11.684cm" svg:y1="10.16cm" svg:x2="11.684cm" svg:y2="12.7cm">
            <text:p/>
          </draw:line>
          <draw:line draw:style-name="gr13" draw:text-style-name="P16" draw:layer="layout" svg:x1="17.19cm" svg:y1="12.649cm" svg:x2="11.704cm" svg:y2="12.649cm">
            <text:p/>
          </draw:line>
        </draw:g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D050000L" svg:font-family="D050000L" style:font-pitch="variable"/>
    <style:font-face style:name="Purisa" svg:font-family="Purisa" style:font-pitch="variable"/>
    <style:font-face style:name="Ubuntu Condensed" svg:font-family="'Ubuntu Condensed'" style:font-pitch="variable"/>
    <style:font-face style:name="Z003" svg:font-family="Z003" style:font-pitch="variable"/>
    <style:font-face style:name="aakar" svg:font-family="aakar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0:04.299265143</meta:creation-date>
    <dc:date>2021-03-26T14:42:12.944035216</dc:date>
    <meta:editing-duration>PT17H41M14S</meta:editing-duration>
    <meta:editing-cycles>4</meta:editing-cycles>
    <meta:generator>LibreOffice/6.4.6.2$Linux_X86_64 LibreOffice_project/40$Build-2</meta:generator>
    <meta:document-statistic meta:object-count="42"/>
  </office:meta>
</office:document-meta>
</file>